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OutputStream.defl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ipOutputStream.writeLocalFileHeader( ZipEntry z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ZipOutputStream.toDosTime( Date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OutputStream.adjustToLong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OutputStream.write( byte [ ] b , int offset , int leng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ZipOutputStream.deflateUntilInputIsNee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OutputStream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OutputStream.writeOut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OutputStream.toDosTime( long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ZipOutputStream.setMethod( int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OutputStream.closeEntr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ZipOutputStream.fini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Zip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ZipOutputStream.Zip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OutputStream.getByte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ZipOutputStream.writeOut( byte [ ] data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ZipOutputStream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OutputStream.writeCentralFileHeader( ZipEntry 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ZipOutputStream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OutputStream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OutputStream.setLevel( int 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ZipOutputStream.writeDataDescriptor( ZipEntry 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ZipOutputStream.putNextEntry( ZipEntry z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ZipOutput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ZipOutputStream.ZipOutputStream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ZipOutputStream.writeCentralDirectory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ZipOutputStream.isSeek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